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weight="bold" officeooo:rsid="0055cc37" officeooo:paragraph-rsid="001c3622" fo:background-color="#dee6ef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officeooo:paragraph-rsid="001c3622"/>
    </style:style>
    <style:style style:name="P3" style:family="paragraph" style:parent-style-name="Standard">
      <style:paragraph-properties fo:text-align="justify" style:justify-single-word="false"/>
      <style:text-properties officeooo:paragraph-rsid="001c3622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rsid="005c0d74" officeooo:paragraph-rsid="001c3622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loext:opacity="0%" fo:font-size="10pt" fo:font-weight="normal" officeooo:rsid="005c0d74" officeooo:paragraph-rsid="001c3622" fo:background-color="transparent" style:font-size-asian="10pt" style:font-weight-asian="normal" style:font-size-complex="10pt" style:font-weight-complex="normal"/>
    </style:style>
    <style:style style:name="P6" style:family="paragraph" style:parent-style-name="Standard" style:list-style-name="L2">
      <style:paragraph-properties fo:text-align="justify" style:justify-single-word="false"/>
      <style:text-properties fo:font-weight="bold" officeooo:paragraph-rsid="001c3622" style:font-weight-asian="bold" style:font-weight-complex="bold"/>
    </style:style>
    <style:style style:name="P7" style:family="paragraph">
      <style:paragraph-properties fo:text-align="center"/>
    </style:style>
    <style:style style:name="T1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1c3622" fo:background-color="transparent" loext:char-shading-value="0" style:font-size-asian="12pt" style:font-weight-asian="bold" style:font-size-complex="12pt" style:font-weight-complex="bold"/>
    </style:style>
    <style:style style:name="T3" style:family="text">
      <style:text-properties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7238a4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c3622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daef2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size="12pt" fo:background-color="transparent" loext:char-shading-value="0" style:font-size-asian="12pt" style:font-size-complex="12pt"/>
    </style:style>
    <style:style style:name="T8" style:family="text">
      <style:text-properties fo:font-size="12pt" officeooo:rsid="001c3622" fo:background-color="transparent" loext:char-shading-value="0" style:font-size-asian="12pt" style:font-size-complex="12pt"/>
    </style:style>
    <style:style style:name="T9" style:family="text">
      <style:text-properties fo:font-size="10pt" officeooo:rsid="007238a4" style:font-size-asian="10pt" style:font-size-complex="10pt"/>
    </style:style>
    <style:style style:name="T10" style:family="text">
      <style:text-properties officeooo:rsid="007238a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"><text:span text:style-name="T1">Actividad </text:span><text:span text:style-name="T2">1</text:span><text:span text:style-name="T1">:</text:span><text:span text:style-name="T3"> </text:span><text:span text:style-name="T4">Completa los datos que faltan para que los equipos formen parte de la misma red con respecto a las direcciones IP y máscara de subred de los equipos.</text:span></text:p>
        </text:list-item>
      </text:list>
      <text:p text:style-name="P3"><text:span text:style-name="T4"/></text:p>
      <text:p text:style-name="P3"><draw:line text:anchor-type="paragraph" draw:z-index="1" draw:name="Línea 2" draw:style-name="gr1" draw:text-style-name="P7" svg:x1="8.115cm" svg:y1="0.48cm" svg:x2="7.946cm" svg:y2="1.586cm"><text:p/></draw:line><text:span text:style-name="T4"><text:tab/><text:tab/><text:tab/><text:tab/><text:tab/><text:tab/>Switch</text:span></text:p>
      <text:p text:style-name="P3"><draw:line text:anchor-type="paragraph" draw:z-index="0" draw:name="Línea 1" draw:style-name="gr1" draw:text-style-name="P7" svg:x1="5.47cm" svg:y1="0.859cm" svg:x2="7.587cm" svg:y2="0.041cm"><text:p/></draw:line><draw:line text:anchor-type="paragraph" draw:z-index="2" draw:name="Línea 3" draw:style-name="gr1" draw:text-style-name="P7" svg:x1="8.428cm" svg:y1="0.016cm" svg:x2="10.352cm" svg:y2="0.931cm"><text:p/></draw:line><text:span text:style-name="T4"/></text:p>
      <text:p text:style-name="P3"><text:span text:style-name="T4"/></text:p>
      <text:p text:style-name="P3"><text:span text:style-name="T4"><text:tab/><text:tab/><text:tab/><text:tab/>PC1<text:tab/><text:tab/>PC2<text:tab/><text:tab/>PC3</text:span></text:p>
      <text:p text:style-name="P4"><text:tab/><text:tab/><text:tab/><text:span text:style-name="T9">192.168.___.2<text:tab/> <text:s text:c="5"/>192.168.0.3<text:tab/><text:tab/>192.168.0.4/___</text:span></text:p>
      <text:p text:style-name="P5"><text:tab/><text:tab/><text:tab/><text:span text:style-name="T10">255.255.255.0<text:tab/> <text:s text:c="5"/>255.__.255.0</text:span></text:p>
      <text:p text:style-name="P1"/>
      <text:list xml:id="list2612142673" text:style-name="L2">
        <text:list-item>
          <text:p text:style-name="P6"><text:span text:style-name="T7">Actividad </text:span><text:span text:style-name="T8">2</text:span><text:span text:style-name="T7">: </text:span><text:span text:style-name="T5">Cuál sería el rango de direcciones de red de la siguiente red: 192.168.100.0/24, </text:span><text:span text:style-name="T6">y para qué sería utilizada cada dirección IP.</text:span></text:p>
          <text:p text:style-name="P6"><text:span text:style-name="T6"/></text:p>
        </text:list-item>
        <text:list-item>
          <text:p text:style-name="P6"><text:span text:style-name="T8">Actividad 3: </text:span><text:span text:style-name="T5">Divide la red 192.168.100.0/24 para que tenga cuatro segmentos con el mismo número de equipos cada uno.</text:span></text:p>
          <text:p text:style-name="P6"><text:span text:style-name="T5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9T16:33:31.328000000</meta:creation-date>
    <dc:date>2024-04-29T18:07:42.020000000</dc:date>
    <meta:editing-duration>PT1H34M10S</meta:editing-duration>
    <meta:editing-cycles>2</meta:editing-cycles>
    <meta:generator>LibreOffice/7.4.6.2$Windows_X86_64 LibreOffice_project/5b1f5509c2decdade7fda905e3e1429a67acd63d</meta:generator>
    <meta:document-statistic meta:table-count="0" meta:image-count="0" meta:object-count="0" meta:page-count="1" meta:paragraph-count="9" meta:word-count="86" meta:character-count="537" meta:non-whitespace-character-count="432"/>
  </office:meta>
</office:document-meta>
</file>